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ibc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yst-avail</text:p>
          </table:table-cell>
          <table:table-cell office:value-type="string" calcext:value-type="string">
            <text:p>syst-comm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tr</text:p>
          </table:table-cell>
          <table:table-cell office:value-type="string" calcext:value-type="string">
            <text:p>syst-t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syst-cgro-lim</text:p>
          </table:table-cell>
          <table:table-cell office:value-type="string" calcext:value-type="string">
            <text:p>syst-cgro-slim</text:p>
          </table:table-cell>
          <table:table-cell office:value-type="string" calcext:value-type="string">
            <text:p>syst-cgro-usg</text:p>
          </table:table-cell>
          <table:table-cell office:value-type="string" calcext:value-type="string">
            <text:p>syst-cgro-kusg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chea-usd</text:p>
          </table:table-cell>
          <table:table-cell office:value-type="string" calcext:value-type="string">
            <text:p>proc-chea-free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table:style-name="ce1" office:value-type="date" office:date-value="2022-07-19T20:51:46" calcext:value-type="date">
            <text:p>2022-07-19 20:51:46</text:p>
          </table:table-cell>
          <table:table-cell office:value-type="date" office:date-value="32767-12-31" calcext:value-type="date">
            <text:p>-29116-07-21 00:00:00</text:p>
          </table:table-cell>
          <table:table-cell office:value-type="float" office:value="14004040" calcext:value-type="float">
            <text:p>140040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1397" calcext:value-type="float">
            <text:p>13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038988" calcext:value-type="float">
            <text:p>5038988</text:p>
          </table:table-cell>
          <table:table-cell office:value-type="float" office:value="254196" calcext:value-type="float">
            <text:p>254196</text:p>
          </table:table-cell>
          <table:table-cell office:value-type="float" office:value="4829660" calcext:value-type="float">
            <text:p>4829660</text:p>
          </table:table-cell>
          <table:table-cell office:value-type="float" office:value="1111408" calcext:value-type="float">
            <text:p>1111408</text:p>
          </table:table-cell>
          <table:table-cell office:value-type="float" office:value="1085956" calcext:value-type="float">
            <text:p>1085956</text:p>
          </table:table-cell>
          <table:table-cell office:value-type="float" office:value="25452" calcext:value-type="float">
            <text:p>2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89" calcext:value-type="float">
            <text:p>43689</text:p>
          </table:table-cell>
          <table:table-cell office:value-type="float" office:value="3911" calcext:value-type="float">
            <text:p>39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24" calcext:value-type="float">
            <text:p>2024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7-19T20:51:47" calcext:value-type="date">
            <text:p>2022-07-19 20:51:47</text:p>
          </table:table-cell>
          <table:table-cell office:value-type="date" office:date-value="32767-12-31" calcext:value-type="date">
            <text:p>-29605-11-07 00:00:00</text:p>
          </table:table-cell>
          <table:table-cell office:value-type="float" office:value="14053076" calcext:value-type="float">
            <text:p>1405307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3" calcext:value-type="float">
            <text:p>14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215464" calcext:value-type="float">
            <text:p>5215464</text:p>
          </table:table-cell>
          <table:table-cell office:value-type="float" office:value="255208" calcext:value-type="float">
            <text:p>255208</text:p>
          </table:table-cell>
          <table:table-cell office:value-type="float" office:value="5965268" calcext:value-type="float">
            <text:p>5965268</text:p>
          </table:table-cell>
          <table:table-cell office:value-type="float" office:value="1290380" calcext:value-type="float">
            <text:p>1290380</text:p>
          </table:table-cell>
          <table:table-cell office:value-type="float" office:value="1259952" calcext:value-type="float">
            <text:p>1259952</text:p>
          </table:table-cell>
          <table:table-cell office:value-type="float" office:value="30428" calcext:value-type="float">
            <text:p>30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196" calcext:value-type="float">
            <text:p>136196</text:p>
          </table:table-cell>
          <table:table-cell office:value-type="float" office:value="60472" calcext:value-type="float">
            <text:p>6047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759" calcext:value-type="float">
            <text:p>1175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715" calcext:value-type="float">
            <text:p>35715</text:p>
          </table:table-cell>
          <table:table-cell office:value-type="float" office:value="22464" calcext:value-type="float">
            <text:p>22464</text:p>
          </table:table-cell>
          <table:table-cell office:value-type="float" office:value="22221" calcext:value-type="float">
            <text:p>22221</text:p>
          </table:table-cell>
          <table:table-cell office:value-type="float" office:value="2816" calcext:value-type="float">
            <text:p>2816</text:p>
          </table:table-cell>
          <table:table-cell office:value-type="float" office:value="2715" calcext:value-type="float">
            <text:p>2715</text:p>
          </table:table-cell>
          <table:table-cell office:value-type="float" office:value="36096" calcext:value-type="float">
            <text:p>36096</text:p>
          </table:table-cell>
          <table:table-cell office:value-type="float" office:value="12992" calcext:value-type="float">
            <text:p>1299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5695" calcext:value-type="float">
            <text:p>5695</text:p>
          </table:table-cell>
          <table:table-cell office:value-type="float" office:value="5230" calcext:value-type="float">
            <text:p>5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1:48" calcext:value-type="date">
            <text:p>2022-07-19 20:51:48</text:p>
          </table:table-cell>
          <table:table-cell office:value-type="date" office:date-value="32767-12-31" calcext:value-type="date">
            <text:p>-29867-09-13 00:00:00</text:p>
          </table:table-cell>
          <table:table-cell office:value-type="float" office:value="14084460" calcext:value-type="float">
            <text:p>1408446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20" calcext:value-type="float">
            <text:p>14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08652" calcext:value-type="float">
            <text:p>5308652</text:p>
          </table:table-cell>
          <table:table-cell office:value-type="float" office:value="255656" calcext:value-type="float">
            <text:p>255656</text:p>
          </table:table-cell>
          <table:table-cell office:value-type="float" office:value="6429160" calcext:value-type="float">
            <text:p>6429160</text:p>
          </table:table-cell>
          <table:table-cell office:value-type="float" office:value="1382116" calcext:value-type="float">
            <text:p>1382116</text:p>
          </table:table-cell>
          <table:table-cell office:value-type="float" office:value="1351352" calcext:value-type="float">
            <text:p>1351352</text:p>
          </table:table-cell>
          <table:table-cell office:value-type="float" office:value="30764" calcext:value-type="float">
            <text:p>30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270" calcext:value-type="float">
            <text:p>184270</text:p>
          </table:table-cell>
          <table:table-cell office:value-type="float" office:value="79174" calcext:value-type="float">
            <text:p>7917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664" calcext:value-type="float">
            <text:p>666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96335" calcext:value-type="float">
            <text:p>96335</text:p>
          </table:table-cell>
          <table:table-cell office:value-type="float" office:value="40896" calcext:value-type="float">
            <text:p>40896</text:p>
          </table:table-cell>
          <table:table-cell office:value-type="float" office:value="40501" calcext:value-type="float">
            <text:p>40501</text:p>
          </table:table-cell>
          <table:table-cell office:value-type="float" office:value="5248" calcext:value-type="float">
            <text:p>5248</text:p>
          </table:table-cell>
          <table:table-cell office:value-type="float" office:value="5069" calcext:value-type="float">
            <text:p>5069</text:p>
          </table:table-cell>
          <table:table-cell office:value-type="float" office:value="60416" calcext:value-type="float">
            <text:p>60416</text:p>
          </table:table-cell>
          <table:table-cell office:value-type="float" office:value="16512" calcext:value-type="float">
            <text:p>1651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  <table:table-cell office:value-type="float" office:value="9591" calcext:value-type="float">
            <text:p>9591</text:p>
          </table:table-cell>
          <table:table-cell office:value-type="float" office:value="3898" calcext:value-type="float">
            <text:p>3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date" office:date-value="2022-07-19T20:51:49" calcext:value-type="date">
            <text:p>2022-07-19 20:51:49</text:p>
          </table:table-cell>
          <table:table-cell office:value-type="date" office:date-value="32767-12-31" calcext:value-type="date">
            <text:p>-30019-12-10 00:00:00</text:p>
          </table:table-cell>
          <table:table-cell office:value-type="float" office:value="14110860" calcext:value-type="float">
            <text:p>1411086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20" calcext:value-type="float">
            <text:p>14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60148" calcext:value-type="float">
            <text:p>5360148</text:p>
          </table:table-cell>
          <table:table-cell office:value-type="float" office:value="255788" calcext:value-type="float">
            <text:p>255788</text:p>
          </table:table-cell>
          <table:table-cell office:value-type="float" office:value="6429160" calcext:value-type="float">
            <text:p>6429160</text:p>
          </table:table-cell>
          <table:table-cell office:value-type="float" office:value="1431960" calcext:value-type="float">
            <text:p>1431960</text:p>
          </table:table-cell>
          <table:table-cell office:value-type="float" office:value="1401212" calcext:value-type="float">
            <text:p>1401212</text:p>
          </table:table-cell>
          <table:table-cell office:value-type="float" office:value="30748" calcext:value-type="float">
            <text:p>30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750" calcext:value-type="float">
            <text:p>195750</text:p>
          </table:table-cell>
          <table:table-cell office:value-type="float" office:value="91962" calcext:value-type="float">
            <text:p>9196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774" calcext:value-type="float">
            <text:p>5774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96" calcext:value-type="float">
            <text:p>58396</text:p>
          </table:table-cell>
          <table:table-cell office:value-type="float" office:value="61376" calcext:value-type="float">
            <text:p>61376</text:p>
          </table:table-cell>
          <table:table-cell office:value-type="float" office:value="60949" calcext:value-type="float">
            <text:p>60949</text:p>
          </table:table-cell>
          <table:table-cell office:value-type="float" office:value="8256" calcext:value-type="float">
            <text:p>8256</text:p>
          </table:table-cell>
          <table:table-cell office:value-type="float" office:value="8047" calcext:value-type="float">
            <text:p>8047</text:p>
          </table:table-cell>
          <table:table-cell office:value-type="float" office:value="100800" calcext:value-type="float">
            <text:p>100800</text:p>
          </table:table-cell>
          <table:table-cell office:value-type="float" office:value="20288" calcext:value-type="float">
            <text:p>2028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295" calcext:value-type="float">
            <text:p>295</text:p>
          </table:table-cell>
          <table:table-cell office:value-type="float" office:value="14009" calcext:value-type="float">
            <text:p>14009</text:p>
          </table:table-cell>
          <table:table-cell office:value-type="float" office:value="4419" calcext:value-type="float">
            <text:p>4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22-07-19T20:51:50" calcext:value-type="date">
            <text:p>2022-07-19 20:51:50</text:p>
          </table:table-cell>
          <table:table-cell office:value-type="date" office:date-value="32767-12-31" calcext:value-type="date">
            <text:p>-30059-11-30 00:00:00</text:p>
          </table:table-cell>
          <table:table-cell office:value-type="float" office:value="14149736" calcext:value-type="float">
            <text:p>1414973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22" calcext:value-type="float">
            <text:p>1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66240" calcext:value-type="float">
            <text:p>5366240</text:p>
          </table:table-cell>
          <table:table-cell office:value-type="float" office:value="256096" calcext:value-type="float">
            <text:p>256096</text:p>
          </table:table-cell>
          <table:table-cell office:value-type="float" office:value="8692356" calcext:value-type="float">
            <text:p>8692356</text:p>
          </table:table-cell>
          <table:table-cell office:value-type="float" office:value="1440360" calcext:value-type="float">
            <text:p>1440360</text:p>
          </table:table-cell>
          <table:table-cell office:value-type="float" office:value="1409552" calcext:value-type="float">
            <text:p>1409552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228" calcext:value-type="float">
            <text:p>185228</text:p>
          </table:table-cell>
          <table:table-cell office:value-type="float" office:value="103684" calcext:value-type="float">
            <text:p>1036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92" calcext:value-type="float">
            <text:p>969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194" calcext:value-type="float">
            <text:p>327194</text:p>
          </table:table-cell>
          <table:table-cell office:value-type="float" office:value="66240" calcext:value-type="float">
            <text:p>66240</text:p>
          </table:table-cell>
          <table:table-cell office:value-type="float" office:value="65675" calcext:value-type="float">
            <text:p>65675</text:p>
          </table:table-cell>
          <table:table-cell office:value-type="float" office:value="8896" calcext:value-type="float">
            <text:p>8896</text:p>
          </table:table-cell>
          <table:table-cell office:value-type="float" office:value="8617" calcext:value-type="float">
            <text:p>8617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4" calcext:value-type="float">
            <text:p>15014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1:51" calcext:value-type="date">
            <text:p>2022-07-19 20:51:51</text:p>
          </table:table-cell>
          <table:table-cell office:value-type="date" office:date-value="32767-12-31" calcext:value-type="date">
            <text:p>-30051-07-27 00:00:00</text:p>
          </table:table-cell>
          <table:table-cell office:value-type="float" office:value="14145632" calcext:value-type="float">
            <text:p>1414563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22" calcext:value-type="float">
            <text:p>14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9044" calcext:value-type="float">
            <text:p>5359044</text:p>
          </table:table-cell>
          <table:table-cell office:value-type="float" office:value="256100" calcext:value-type="float">
            <text:p>256100</text:p>
          </table:table-cell>
          <table:table-cell office:value-type="float" office:value="8692356" calcext:value-type="float">
            <text:p>8692356</text:p>
          </table:table-cell>
          <table:table-cell office:value-type="float" office:value="1433440" calcext:value-type="float">
            <text:p>1433440</text:p>
          </table:table-cell>
          <table:table-cell office:value-type="float" office:value="1402632" calcext:value-type="float">
            <text:p>1402632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54" calcext:value-type="float">
            <text:p>79054</text:p>
          </table:table-cell>
          <table:table-cell office:value-type="float" office:value="202602" calcext:value-type="float">
            <text:p>202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194" calcext:value-type="float">
            <text:p>327194</text:p>
          </table:table-cell>
          <table:table-cell office:value-type="float" office:value="66240" calcext:value-type="float">
            <text:p>66240</text:p>
          </table:table-cell>
          <table:table-cell office:value-type="float" office:value="65676" calcext:value-type="float">
            <text:p>65676</text:p>
          </table:table-cell>
          <table:table-cell office:value-type="float" office:value="8896" calcext:value-type="float">
            <text:p>8896</text:p>
          </table:table-cell>
          <table:table-cell office:value-type="float" office:value="8617" calcext:value-type="float">
            <text:p>8617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4" calcext:value-type="float">
            <text:p>1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1:52" calcext:value-type="date">
            <text:p>2022-07-19 20:51:52</text:p>
          </table:table-cell>
          <table:table-cell office:value-type="date" office:date-value="32767-12-31" calcext:value-type="date">
            <text:p>-30039-05-25 00:00:00</text:p>
          </table:table-cell>
          <table:table-cell office:value-type="float" office:value="14145632" calcext:value-type="float">
            <text:p>1414563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8684" calcext:value-type="float">
            <text:p>5358684</text:p>
          </table:table-cell>
          <table:table-cell office:value-type="float" office:value="256060" calcext:value-type="float">
            <text:p>256060</text:p>
          </table:table-cell>
          <table:table-cell office:value-type="float" office:value="8692356" calcext:value-type="float">
            <text:p>8692356</text:p>
          </table:table-cell>
          <table:table-cell office:value-type="float" office:value="1433440" calcext:value-type="float">
            <text:p>1433440</text:p>
          </table:table-cell>
          <table:table-cell office:value-type="float" office:value="1402632" calcext:value-type="float">
            <text:p>1402632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54" calcext:value-type="float">
            <text:p>79054</text:p>
          </table:table-cell>
          <table:table-cell office:value-type="float" office:value="202602" calcext:value-type="float">
            <text:p>202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194" calcext:value-type="float">
            <text:p>327194</text:p>
          </table:table-cell>
          <table:table-cell office:value-type="float" office:value="66240" calcext:value-type="float">
            <text:p>66240</text:p>
          </table:table-cell>
          <table:table-cell office:value-type="float" office:value="65676" calcext:value-type="float">
            <text:p>65676</text:p>
          </table:table-cell>
          <table:table-cell office:value-type="float" office:value="8896" calcext:value-type="float">
            <text:p>8896</text:p>
          </table:table-cell>
          <table:table-cell office:value-type="float" office:value="8617" calcext:value-type="float">
            <text:p>8617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4" calcext:value-type="float">
            <text:p>1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1:53" calcext:value-type="date">
            <text:p>2022-07-19 20:51:53</text:p>
          </table:table-cell>
          <table:table-cell office:value-type="date" office:date-value="32767-12-31" calcext:value-type="date">
            <text:p>-30041-12-18 00:00:00</text:p>
          </table:table-cell>
          <table:table-cell office:value-type="float" office:value="14145616" calcext:value-type="float">
            <text:p>1414561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8740" calcext:value-type="float">
            <text:p>5358740</text:p>
          </table:table-cell>
          <table:table-cell office:value-type="float" office:value="256044" calcext:value-type="float">
            <text:p>256044</text:p>
          </table:table-cell>
          <table:table-cell office:value-type="float" office:value="8692356" calcext:value-type="float">
            <text:p>8692356</text:p>
          </table:table-cell>
          <table:table-cell office:value-type="float" office:value="1433452" calcext:value-type="float">
            <text:p>1433452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35" calcext:value-type="float">
            <text:p>79035</text:p>
          </table:table-cell>
          <table:table-cell office:value-type="float" office:value="202621" calcext:value-type="float">
            <text:p>20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708" calcext:value-type="float">
            <text:p>327708</text:p>
          </table:table-cell>
          <table:table-cell office:value-type="float" office:value="66240" calcext:value-type="float">
            <text:p>66240</text:p>
          </table:table-cell>
          <table:table-cell office:value-type="float" office:value="65676" calcext:value-type="float">
            <text:p>65676</text:p>
          </table:table-cell>
          <table:table-cell office:value-type="float" office:value="8896" calcext:value-type="float">
            <text:p>8896</text:p>
          </table:table-cell>
          <table:table-cell office:value-type="float" office:value="8617" calcext:value-type="float">
            <text:p>8617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4" calcext:value-type="float">
            <text:p>1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1:54" calcext:value-type="date">
            <text:p>2022-07-19 20:51:54</text:p>
          </table:table-cell>
          <table:table-cell office:value-type="date" office:date-value="32767-12-31" calcext:value-type="date">
            <text:p>-30041-12-18 00:00:00</text:p>
          </table:table-cell>
          <table:table-cell office:value-type="float" office:value="14145616" calcext:value-type="float">
            <text:p>1414561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8896" calcext:value-type="float">
            <text:p>5358896</text:p>
          </table:table-cell>
          <table:table-cell office:value-type="float" office:value="256036" calcext:value-type="float">
            <text:p>256036</text:p>
          </table:table-cell>
          <table:table-cell office:value-type="float" office:value="8692356" calcext:value-type="float">
            <text:p>8692356</text:p>
          </table:table-cell>
          <table:table-cell office:value-type="float" office:value="1433452" calcext:value-type="float">
            <text:p>1433452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35" calcext:value-type="float">
            <text:p>79035</text:p>
          </table:table-cell>
          <table:table-cell office:value-type="float" office:value="202621" calcext:value-type="float">
            <text:p>20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708" calcext:value-type="float">
            <text:p>327708</text:p>
          </table:table-cell>
          <table:table-cell office:value-type="float" office:value="66240" calcext:value-type="float">
            <text:p>66240</text:p>
          </table:table-cell>
          <table:table-cell office:value-type="float" office:value="65676" calcext:value-type="float">
            <text:p>65676</text:p>
          </table:table-cell>
          <table:table-cell office:value-type="float" office:value="8896" calcext:value-type="float">
            <text:p>8896</text:p>
          </table:table-cell>
          <table:table-cell office:value-type="float" office:value="8617" calcext:value-type="float">
            <text:p>8617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4" calcext:value-type="float">
            <text:p>1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1:55" calcext:value-type="date">
            <text:p>2022-07-19 20:51:55</text:p>
          </table:table-cell>
          <table:table-cell office:value-type="date" office:date-value="32767-12-31" calcext:value-type="date">
            <text:p>-30040-01-27 00:00:00</text:p>
          </table:table-cell>
          <table:table-cell office:value-type="float" office:value="14145552" calcext:value-type="float">
            <text:p>1414555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8692" calcext:value-type="float">
            <text:p>5358692</text:p>
          </table:table-cell>
          <table:table-cell office:value-type="float" office:value="255932" calcext:value-type="float">
            <text:p>255932</text:p>
          </table:table-cell>
          <table:table-cell office:value-type="float" office:value="8692356" calcext:value-type="float">
            <text:p>8692356</text:p>
          </table:table-cell>
          <table:table-cell office:value-type="float" office:value="1433548" calcext:value-type="float">
            <text:p>1433548</text:p>
          </table:table-cell>
          <table:table-cell office:value-type="float" office:value="1402740" calcext:value-type="float">
            <text:p>1402740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05" calcext:value-type="float">
            <text:p>79005</text:p>
          </table:table-cell>
          <table:table-cell office:value-type="float" office:value="202651" calcext:value-type="float">
            <text:p>20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708" calcext:value-type="float">
            <text:p>327708</text:p>
          </table:table-cell>
          <table:table-cell office:value-type="float" office:value="66240" calcext:value-type="float">
            <text:p>66240</text:p>
          </table:table-cell>
          <table:table-cell office:value-type="float" office:value="65676" calcext:value-type="float">
            <text:p>65676</text:p>
          </table:table-cell>
          <table:table-cell office:value-type="float" office:value="8896" calcext:value-type="float">
            <text:p>8896</text:p>
          </table:table-cell>
          <table:table-cell office:value-type="float" office:value="8617" calcext:value-type="float">
            <text:p>8617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4" calcext:value-type="float">
            <text:p>1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1:56" calcext:value-type="date">
            <text:p>2022-07-19 20:51:56</text:p>
          </table:table-cell>
          <table:table-cell office:value-type="date" office:date-value="32767-12-31" calcext:value-type="date">
            <text:p>-30040-01-03 00:00:00</text:p>
          </table:table-cell>
          <table:table-cell office:value-type="float" office:value="14145552" calcext:value-type="float">
            <text:p>1414555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8692" calcext:value-type="float">
            <text:p>5358692</text:p>
          </table:table-cell>
          <table:table-cell office:value-type="float" office:value="255928" calcext:value-type="float">
            <text:p>255928</text:p>
          </table:table-cell>
          <table:table-cell office:value-type="float" office:value="8692356" calcext:value-type="float">
            <text:p>8692356</text:p>
          </table:table-cell>
          <table:table-cell office:value-type="float" office:value="1433548" calcext:value-type="float">
            <text:p>1433548</text:p>
          </table:table-cell>
          <table:table-cell office:value-type="float" office:value="1402740" calcext:value-type="float">
            <text:p>1402740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99" calcext:value-type="float">
            <text:p>78999</text:p>
          </table:table-cell>
          <table:table-cell office:value-type="float" office:value="202657" calcext:value-type="float">
            <text:p>202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708" calcext:value-type="float">
            <text:p>327708</text:p>
          </table:table-cell>
          <table:table-cell office:value-type="float" office:value="66240" calcext:value-type="float">
            <text:p>66240</text:p>
          </table:table-cell>
          <table:table-cell office:value-type="float" office:value="65676" calcext:value-type="float">
            <text:p>65676</text:p>
          </table:table-cell>
          <table:table-cell office:value-type="float" office:value="8896" calcext:value-type="float">
            <text:p>8896</text:p>
          </table:table-cell>
          <table:table-cell office:value-type="float" office:value="8617" calcext:value-type="float">
            <text:p>8617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4" calcext:value-type="float">
            <text:p>1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1:57" calcext:value-type="date">
            <text:p>2022-07-19 20:51:57</text:p>
          </table:table-cell>
          <table:table-cell office:value-type="date" office:date-value="32767-12-31" calcext:value-type="date">
            <text:p>-30040-01-03 00:00:00</text:p>
          </table:table-cell>
          <table:table-cell office:value-type="float" office:value="14145552" calcext:value-type="float">
            <text:p>1414555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8712" calcext:value-type="float">
            <text:p>5358712</text:p>
          </table:table-cell>
          <table:table-cell office:value-type="float" office:value="255936" calcext:value-type="float">
            <text:p>255936</text:p>
          </table:table-cell>
          <table:table-cell office:value-type="float" office:value="8692356" calcext:value-type="float">
            <text:p>8692356</text:p>
          </table:table-cell>
          <table:table-cell office:value-type="float" office:value="1433548" calcext:value-type="float">
            <text:p>1433548</text:p>
          </table:table-cell>
          <table:table-cell office:value-type="float" office:value="1402740" calcext:value-type="float">
            <text:p>1402740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99" calcext:value-type="float">
            <text:p>78999</text:p>
          </table:table-cell>
          <table:table-cell office:value-type="float" office:value="202657" calcext:value-type="float">
            <text:p>202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708" calcext:value-type="float">
            <text:p>327708</text:p>
          </table:table-cell>
          <table:table-cell office:value-type="float" office:value="66240" calcext:value-type="float">
            <text:p>66240</text:p>
          </table:table-cell>
          <table:table-cell office:value-type="float" office:value="65676" calcext:value-type="float">
            <text:p>65676</text:p>
          </table:table-cell>
          <table:table-cell office:value-type="float" office:value="8896" calcext:value-type="float">
            <text:p>8896</text:p>
          </table:table-cell>
          <table:table-cell office:value-type="float" office:value="8617" calcext:value-type="float">
            <text:p>8617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4" calcext:value-type="float">
            <text:p>1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1:58" calcext:value-type="date">
            <text:p>2022-07-19 20:51:58</text:p>
          </table:table-cell>
          <table:table-cell office:value-type="date" office:date-value="32767-12-31" calcext:value-type="date">
            <text:p>-30040-01-19 00:00:00</text:p>
          </table:table-cell>
          <table:table-cell office:value-type="float" office:value="14145536" calcext:value-type="float">
            <text:p>1414553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8652" calcext:value-type="float">
            <text:p>5358652</text:p>
          </table:table-cell>
          <table:table-cell office:value-type="float" office:value="255912" calcext:value-type="float">
            <text:p>255912</text:p>
          </table:table-cell>
          <table:table-cell office:value-type="float" office:value="8692356" calcext:value-type="float">
            <text:p>8692356</text:p>
          </table:table-cell>
          <table:table-cell office:value-type="float" office:value="1433740" calcext:value-type="float">
            <text:p>1433740</text:p>
          </table:table-cell>
          <table:table-cell office:value-type="float" office:value="1402932" calcext:value-type="float">
            <text:p>1402932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56" calcext:value-type="float">
            <text:p>78956</text:p>
          </table:table-cell>
          <table:table-cell office:value-type="float" office:value="202700" calcext:value-type="float">
            <text:p>20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708" calcext:value-type="float">
            <text:p>327708</text:p>
          </table:table-cell>
          <table:table-cell office:value-type="float" office:value="66240" calcext:value-type="float">
            <text:p>66240</text:p>
          </table:table-cell>
          <table:table-cell office:value-type="float" office:value="65680" calcext:value-type="float">
            <text:p>65680</text:p>
          </table:table-cell>
          <table:table-cell office:value-type="float" office:value="8896" calcext:value-type="float">
            <text:p>8896</text:p>
          </table:table-cell>
          <table:table-cell office:value-type="float" office:value="8618" calcext:value-type="float">
            <text:p>8618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6" calcext:value-type="float">
            <text:p>15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1:59" calcext:value-type="date">
            <text:p>2022-07-19 20:51:59</text:p>
          </table:table-cell>
          <table:table-cell office:value-type="date" office:date-value="32767-12-31" calcext:value-type="date">
            <text:p>-30040-01-03 00:00:00</text:p>
          </table:table-cell>
          <table:table-cell office:value-type="float" office:value="14145536" calcext:value-type="float">
            <text:p>1414553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8924" calcext:value-type="float">
            <text:p>5358924</text:p>
          </table:table-cell>
          <table:table-cell office:value-type="float" office:value="255888" calcext:value-type="float">
            <text:p>255888</text:p>
          </table:table-cell>
          <table:table-cell office:value-type="float" office:value="8692356" calcext:value-type="float">
            <text:p>8692356</text:p>
          </table:table-cell>
          <table:table-cell office:value-type="float" office:value="1433740" calcext:value-type="float">
            <text:p>1433740</text:p>
          </table:table-cell>
          <table:table-cell office:value-type="float" office:value="1402932" calcext:value-type="float">
            <text:p>1402932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56" calcext:value-type="float">
            <text:p>78956</text:p>
          </table:table-cell>
          <table:table-cell office:value-type="float" office:value="202700" calcext:value-type="float">
            <text:p>20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708" calcext:value-type="float">
            <text:p>327708</text:p>
          </table:table-cell>
          <table:table-cell office:value-type="float" office:value="66240" calcext:value-type="float">
            <text:p>66240</text:p>
          </table:table-cell>
          <table:table-cell office:value-type="float" office:value="65680" calcext:value-type="float">
            <text:p>65680</text:p>
          </table:table-cell>
          <table:table-cell office:value-type="float" office:value="8896" calcext:value-type="float">
            <text:p>8896</text:p>
          </table:table-cell>
          <table:table-cell office:value-type="float" office:value="8618" calcext:value-type="float">
            <text:p>8618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2:00" calcext:value-type="date">
            <text:p>2022-07-19 20:52:00</text:p>
          </table:table-cell>
          <table:table-cell office:value-type="date" office:date-value="32767-12-31" calcext:value-type="date">
            <text:p>-30041-06-09 00:00:00</text:p>
          </table:table-cell>
          <table:table-cell office:value-type="float" office:value="14145536" calcext:value-type="float">
            <text:p>1414553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8728" calcext:value-type="float">
            <text:p>5358728</text:p>
          </table:table-cell>
          <table:table-cell office:value-type="float" office:value="255884" calcext:value-type="float">
            <text:p>255884</text:p>
          </table:table-cell>
          <table:table-cell office:value-type="float" office:value="8692356" calcext:value-type="float">
            <text:p>8692356</text:p>
          </table:table-cell>
          <table:table-cell office:value-type="float" office:value="1433740" calcext:value-type="float">
            <text:p>1433740</text:p>
          </table:table-cell>
          <table:table-cell office:value-type="float" office:value="1402932" calcext:value-type="float">
            <text:p>1402932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56" calcext:value-type="float">
            <text:p>78956</text:p>
          </table:table-cell>
          <table:table-cell office:value-type="float" office:value="202700" calcext:value-type="float">
            <text:p>20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708" calcext:value-type="float">
            <text:p>327708</text:p>
          </table:table-cell>
          <table:table-cell office:value-type="float" office:value="66240" calcext:value-type="float">
            <text:p>66240</text:p>
          </table:table-cell>
          <table:table-cell office:value-type="float" office:value="65680" calcext:value-type="float">
            <text:p>65680</text:p>
          </table:table-cell>
          <table:table-cell office:value-type="float" office:value="8896" calcext:value-type="float">
            <text:p>8896</text:p>
          </table:table-cell>
          <table:table-cell office:value-type="float" office:value="8618" calcext:value-type="float">
            <text:p>8618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2:01" calcext:value-type="date">
            <text:p>2022-07-19 20:52:01</text:p>
          </table:table-cell>
          <table:table-cell office:value-type="date" office:date-value="32767-12-31" calcext:value-type="date">
            <text:p>-30041-06-09 00:00:00</text:p>
          </table:table-cell>
          <table:table-cell office:value-type="float" office:value="14145536" calcext:value-type="float">
            <text:p>1414553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8844" calcext:value-type="float">
            <text:p>5358844</text:p>
          </table:table-cell>
          <table:table-cell office:value-type="float" office:value="255884" calcext:value-type="float">
            <text:p>255884</text:p>
          </table:table-cell>
          <table:table-cell office:value-type="float" office:value="8692356" calcext:value-type="float">
            <text:p>8692356</text:p>
          </table:table-cell>
          <table:table-cell office:value-type="float" office:value="1433740" calcext:value-type="float">
            <text:p>1433740</text:p>
          </table:table-cell>
          <table:table-cell office:value-type="float" office:value="1402932" calcext:value-type="float">
            <text:p>1402932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91" calcext:value-type="float">
            <text:p>78891</text:p>
          </table:table-cell>
          <table:table-cell office:value-type="float" office:value="202765" calcext:value-type="float">
            <text:p>202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708" calcext:value-type="float">
            <text:p>327708</text:p>
          </table:table-cell>
          <table:table-cell office:value-type="float" office:value="66240" calcext:value-type="float">
            <text:p>66240</text:p>
          </table:table-cell>
          <table:table-cell office:value-type="float" office:value="65680" calcext:value-type="float">
            <text:p>65680</text:p>
          </table:table-cell>
          <table:table-cell office:value-type="float" office:value="8896" calcext:value-type="float">
            <text:p>8896</text:p>
          </table:table-cell>
          <table:table-cell office:value-type="float" office:value="8618" calcext:value-type="float">
            <text:p>8618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2:02" calcext:value-type="date">
            <text:p>2022-07-19 20:52:02</text:p>
          </table:table-cell>
          <table:table-cell office:value-type="date" office:date-value="32767-12-31" calcext:value-type="date">
            <text:p>-30041-06-09 00:00:00</text:p>
          </table:table-cell>
          <table:table-cell office:value-type="float" office:value="14145536" calcext:value-type="float">
            <text:p>1414553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8612" calcext:value-type="float">
            <text:p>5358612</text:p>
          </table:table-cell>
          <table:table-cell office:value-type="float" office:value="255880" calcext:value-type="float">
            <text:p>255880</text:p>
          </table:table-cell>
          <table:table-cell office:value-type="float" office:value="8692356" calcext:value-type="float">
            <text:p>8692356</text:p>
          </table:table-cell>
          <table:table-cell office:value-type="float" office:value="1433740" calcext:value-type="float">
            <text:p>1433740</text:p>
          </table:table-cell>
          <table:table-cell office:value-type="float" office:value="1402932" calcext:value-type="float">
            <text:p>1402932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91" calcext:value-type="float">
            <text:p>78891</text:p>
          </table:table-cell>
          <table:table-cell office:value-type="float" office:value="202765" calcext:value-type="float">
            <text:p>202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708" calcext:value-type="float">
            <text:p>327708</text:p>
          </table:table-cell>
          <table:table-cell office:value-type="float" office:value="66240" calcext:value-type="float">
            <text:p>66240</text:p>
          </table:table-cell>
          <table:table-cell office:value-type="float" office:value="65680" calcext:value-type="float">
            <text:p>65680</text:p>
          </table:table-cell>
          <table:table-cell office:value-type="float" office:value="8896" calcext:value-type="float">
            <text:p>8896</text:p>
          </table:table-cell>
          <table:table-cell office:value-type="float" office:value="8618" calcext:value-type="float">
            <text:p>8618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2:03" calcext:value-type="date">
            <text:p>2022-07-19 20:52:03</text:p>
          </table:table-cell>
          <table:table-cell office:value-type="date" office:date-value="32767-12-31" calcext:value-type="date">
            <text:p>-30041-06-09 00:00:00</text:p>
          </table:table-cell>
          <table:table-cell office:value-type="float" office:value="14144492" calcext:value-type="float">
            <text:p>1414449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9032" calcext:value-type="float">
            <text:p>5359032</text:p>
          </table:table-cell>
          <table:table-cell office:value-type="float" office:value="255828" calcext:value-type="float">
            <text:p>255828</text:p>
          </table:table-cell>
          <table:table-cell office:value-type="float" office:value="8691328" calcext:value-type="float">
            <text:p>8691328</text:p>
          </table:table-cell>
          <table:table-cell office:value-type="float" office:value="1433800" calcext:value-type="float">
            <text:p>1433800</text:p>
          </table:table-cell>
          <table:table-cell office:value-type="float" office:value="1402992" calcext:value-type="float">
            <text:p>1402992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8" calcext:value-type="float">
            <text:p>78878</text:p>
          </table:table-cell>
          <table:table-cell office:value-type="float" office:value="202778" calcext:value-type="float">
            <text:p>20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708" calcext:value-type="float">
            <text:p>327708</text:p>
          </table:table-cell>
          <table:table-cell office:value-type="float" office:value="66240" calcext:value-type="float">
            <text:p>66240</text:p>
          </table:table-cell>
          <table:table-cell office:value-type="float" office:value="65680" calcext:value-type="float">
            <text:p>65680</text:p>
          </table:table-cell>
          <table:table-cell office:value-type="float" office:value="8896" calcext:value-type="float">
            <text:p>8896</text:p>
          </table:table-cell>
          <table:table-cell office:value-type="float" office:value="8618" calcext:value-type="float">
            <text:p>8618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2:04" calcext:value-type="date">
            <text:p>2022-07-19 20:52:04</text:p>
          </table:table-cell>
          <table:table-cell office:value-type="date" office:date-value="32767-12-31" calcext:value-type="date">
            <text:p>-30041-06-17 00:00:00</text:p>
          </table:table-cell>
          <table:table-cell office:value-type="float" office:value="14144492" calcext:value-type="float">
            <text:p>1414449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8892" calcext:value-type="float">
            <text:p>5358892</text:p>
          </table:table-cell>
          <table:table-cell office:value-type="float" office:value="255828" calcext:value-type="float">
            <text:p>255828</text:p>
          </table:table-cell>
          <table:table-cell office:value-type="float" office:value="8691328" calcext:value-type="float">
            <text:p>8691328</text:p>
          </table:table-cell>
          <table:table-cell office:value-type="float" office:value="1433800" calcext:value-type="float">
            <text:p>1433800</text:p>
          </table:table-cell>
          <table:table-cell office:value-type="float" office:value="1402992" calcext:value-type="float">
            <text:p>1402992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8" calcext:value-type="float">
            <text:p>78878</text:p>
          </table:table-cell>
          <table:table-cell office:value-type="float" office:value="202778" calcext:value-type="float">
            <text:p>20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708" calcext:value-type="float">
            <text:p>327708</text:p>
          </table:table-cell>
          <table:table-cell office:value-type="float" office:value="66240" calcext:value-type="float">
            <text:p>66240</text:p>
          </table:table-cell>
          <table:table-cell office:value-type="float" office:value="65680" calcext:value-type="float">
            <text:p>65680</text:p>
          </table:table-cell>
          <table:table-cell office:value-type="float" office:value="8896" calcext:value-type="float">
            <text:p>8896</text:p>
          </table:table-cell>
          <table:table-cell office:value-type="float" office:value="8618" calcext:value-type="float">
            <text:p>8618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2-07-19T20:52:05" calcext:value-type="date">
            <text:p>2022-07-19 20:52:05</text:p>
          </table:table-cell>
          <table:table-cell office:value-type="date" office:date-value="32767-12-31" calcext:value-type="date">
            <text:p>-30041-06-01 00:00:00</text:p>
          </table:table-cell>
          <table:table-cell office:value-type="float" office:value="14144492" calcext:value-type="float">
            <text:p>1414449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59048" calcext:value-type="float">
            <text:p>5359048</text:p>
          </table:table-cell>
          <table:table-cell office:value-type="float" office:value="255824" calcext:value-type="float">
            <text:p>255824</text:p>
          </table:table-cell>
          <table:table-cell office:value-type="float" office:value="8691328" calcext:value-type="float">
            <text:p>8691328</text:p>
          </table:table-cell>
          <table:table-cell office:value-type="float" office:value="1433800" calcext:value-type="float">
            <text:p>1433800</text:p>
          </table:table-cell>
          <table:table-cell office:value-type="float" office:value="1402992" calcext:value-type="float">
            <text:p>1402992</text:p>
          </table:table-cell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8" calcext:value-type="float">
            <text:p>78878</text:p>
          </table:table-cell>
          <table:table-cell office:value-type="float" office:value="202778" calcext:value-type="float">
            <text:p>20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708" calcext:value-type="float">
            <text:p>327708</text:p>
          </table:table-cell>
          <table:table-cell office:value-type="float" office:value="66240" calcext:value-type="float">
            <text:p>66240</text:p>
          </table:table-cell>
          <table:table-cell office:value-type="float" office:value="65680" calcext:value-type="float">
            <text:p>65680</text:p>
          </table:table-cell>
          <table:table-cell office:value-type="float" office:value="8896" calcext:value-type="float">
            <text:p>8896</text:p>
          </table:table-cell>
          <table:table-cell office:value-type="float" office:value="8618" calcext:value-type="float">
            <text:p>8618</text:p>
          </table:table-cell>
          <table:table-cell office:value-type="float" office:value="100800" calcext:value-type="float">
            <text:p>100800</text:p>
          </table:table-cell>
          <table:table-cell office:value-type="float" office:value="22080" calcext:value-type="float">
            <text:p>2208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3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jemalloc" table:style-name="ta1">
        <table:table-column table:style-name="co1" table:default-cell-style-name="ce1"/>
        <table:table-column table:style-name="co1" table:number-columns-repeated="4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omm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tr</text:p>
          </table:table-cell>
          <table:table-cell office:value-type="string" calcext:value-type="string">
            <text:p>syst-t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syst-cgro-lim</text:p>
          </table:table-cell>
          <table:table-cell office:value-type="string" calcext:value-type="string">
            <text:p>syst-cgro-slim</text:p>
          </table:table-cell>
          <table:table-cell office:value-type="string" calcext:value-type="string">
            <text:p>syst-cgro-usg</text:p>
          </table:table-cell>
          <table:table-cell office:value-type="string" calcext:value-type="string">
            <text:p>syst-cgro-kusg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chea-usd</text:p>
          </table:table-cell>
          <table:table-cell office:value-type="string" calcext:value-type="string">
            <text:p>proc-chea-free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date" office:date-value="2022-07-19T20:52:06" calcext:value-type="date">
            <text:p>2022-07-19 20:52:06</text:p>
          </table:table-cell>
          <table:table-cell office:value-type="float" office:value="59374788" calcext:value-type="float">
            <text:p>59374788</text:p>
          </table:table-cell>
          <table:table-cell office:value-type="float" office:value="15286452" calcext:value-type="float">
            <text:p>1528645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143664" calcext:value-type="float">
            <text:p>6143664</text:p>
          </table:table-cell>
          <table:table-cell office:value-type="float" office:value="259980" calcext:value-type="float">
            <text:p>259980</text:p>
          </table:table-cell>
          <table:table-cell office:value-type="float" office:value="4888792" calcext:value-type="float">
            <text:p>4888792</text:p>
          </table:table-cell>
          <table:table-cell office:value-type="float" office:value="1112284" calcext:value-type="float">
            <text:p>1112284</text:p>
          </table:table-cell>
          <table:table-cell office:value-type="float" office:value="1086024" calcext:value-type="float">
            <text:p>1086024</text:p>
          </table:table-cell>
          <table:table-cell office:value-type="float" office:value="26260" calcext:value-type="float">
            <text:p>26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4053" calcext:value-type="float">
            <text:p>40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24" calcext:value-type="float">
            <text:p>2024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date" office:date-value="2022-07-19T20:52:07" calcext:value-type="date">
            <text:p>2022-07-19 20:52:07</text:p>
          </table:table-cell>
          <table:table-cell office:value-type="float" office:value="60260220" calcext:value-type="float">
            <text:p>60260220</text:p>
          </table:table-cell>
          <table:table-cell office:value-type="float" office:value="14013576" calcext:value-type="float">
            <text:p>1401357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2" calcext:value-type="float">
            <text:p>1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258784" calcext:value-type="float">
            <text:p>5258784</text:p>
          </table:table-cell>
          <table:table-cell office:value-type="float" office:value="255572" calcext:value-type="float">
            <text:p>255572</text:p>
          </table:table-cell>
          <table:table-cell office:value-type="float" office:value="6335624" calcext:value-type="float">
            <text:p>6335624</text:p>
          </table:table-cell>
          <table:table-cell office:value-type="float" office:value="1332448" calcext:value-type="float">
            <text:p>1332448</text:p>
          </table:table-cell>
          <table:table-cell office:value-type="float" office:value="1301904" calcext:value-type="float">
            <text:p>1301904</text:p>
          </table:table-cell>
          <table:table-cell office:value-type="float" office:value="30544" calcext:value-type="float">
            <text:p>30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office:value-type="float" office:value="15816" calcext:value-type="float">
            <text:p>158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784" calcext:value-type="float">
            <text:p>1178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9415" calcext:value-type="float">
            <text:p>39415</text:p>
          </table:table-cell>
          <table:table-cell office:value-type="float" office:value="22592" calcext:value-type="float">
            <text:p>22592</text:p>
          </table:table-cell>
          <table:table-cell office:value-type="float" office:value="22326" calcext:value-type="float">
            <text:p>22326</text:p>
          </table:table-cell>
          <table:table-cell office:value-type="float" office:value="2880" calcext:value-type="float">
            <text:p>2880</text:p>
          </table:table-cell>
          <table:table-cell office:value-type="float" office:value="2733" calcext:value-type="float">
            <text:p>2733</text:p>
          </table:table-cell>
          <table:table-cell office:value-type="float" office:value="36096" calcext:value-type="float">
            <text:p>36096</text:p>
          </table:table-cell>
          <table:table-cell office:value-type="float" office:value="12992" calcext:value-type="float">
            <text:p>1299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5717" calcext:value-type="float">
            <text:p>5717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08" calcext:value-type="date">
            <text:p>2022-07-19 20:52:08</text:p>
          </table:table-cell>
          <table:table-cell office:value-type="float" office:value="60176624" calcext:value-type="float">
            <text:p>60176624</text:p>
          </table:table-cell>
          <table:table-cell office:value-type="float" office:value="14040156" calcext:value-type="float">
            <text:p>1404015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9" calcext:value-type="float">
            <text:p>1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42416" calcext:value-type="float">
            <text:p>5342416</text:p>
          </table:table-cell>
          <table:table-cell office:value-type="float" office:value="256128" calcext:value-type="float">
            <text:p>256128</text:p>
          </table:table-cell>
          <table:table-cell office:value-type="float" office:value="6889116" calcext:value-type="float">
            <text:p>6889116</text:p>
          </table:table-cell>
          <table:table-cell office:value-type="float" office:value="1414520" calcext:value-type="float">
            <text:p>1414520</text:p>
          </table:table-cell>
          <table:table-cell office:value-type="float" office:value="1383640" calcext:value-type="float">
            <text:p>1383640</text:p>
          </table:table-cell>
          <table:table-cell office:value-type="float" office:value="30880" calcext:value-type="float">
            <text:p>30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7" calcext:value-type="float">
            <text:p>4557</text:p>
          </table:table-cell>
          <table:table-cell office:value-type="float" office:value="22475" calcext:value-type="float">
            <text:p>2247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65" calcext:value-type="float">
            <text:p>656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185" calcext:value-type="float">
            <text:p>87185</text:p>
          </table:table-cell>
          <table:table-cell office:value-type="float" office:value="40640" calcext:value-type="float">
            <text:p>40640</text:p>
          </table:table-cell>
          <table:table-cell office:value-type="float" office:value="40205" calcext:value-type="float">
            <text:p>40205</text:p>
          </table:table-cell>
          <table:table-cell office:value-type="float" office:value="5248" calcext:value-type="float">
            <text:p>5248</text:p>
          </table:table-cell>
          <table:table-cell office:value-type="float" office:value="5018" calcext:value-type="float">
            <text:p>5018</text:p>
          </table:table-cell>
          <table:table-cell office:value-type="float" office:value="60608" calcext:value-type="float">
            <text:p>60608</text:p>
          </table:table-cell>
          <table:table-cell office:value-type="float" office:value="16256" calcext:value-type="float">
            <text:p>1625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  <table:table-cell office:value-type="float" office:value="9492" calcext:value-type="float">
            <text:p>9492</text:p>
          </table:table-cell>
          <table:table-cell office:value-type="float" office:value="3777" calcext:value-type="float">
            <text:p>3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7-19T20:52:09" calcext:value-type="date">
            <text:p>2022-07-19 20:52:09</text:p>
          </table:table-cell>
          <table:table-cell office:value-type="float" office:value="60134800" calcext:value-type="float">
            <text:p>60134800</text:p>
          </table:table-cell>
          <table:table-cell office:value-type="float" office:value="14065172" calcext:value-type="float">
            <text:p>1406517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7" calcext:value-type="float">
            <text:p>14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73912" calcext:value-type="float">
            <text:p>5373912</text:p>
          </table:table-cell>
          <table:table-cell office:value-type="float" office:value="256212" calcext:value-type="float">
            <text:p>256212</text:p>
          </table:table-cell>
          <table:table-cell office:value-type="float" office:value="6911132" calcext:value-type="float">
            <text:p>6911132</text:p>
          </table:table-cell>
          <table:table-cell office:value-type="float" office:value="1445572" calcext:value-type="float">
            <text:p>1445572</text:p>
          </table:table-cell>
          <table:table-cell office:value-type="float" office:value="1414708" calcext:value-type="float">
            <text:p>1414708</text:p>
          </table:table-cell>
          <table:table-cell office:value-type="float" office:value="30864" calcext:value-type="float">
            <text:p>3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38057" calcext:value-type="float">
            <text:p>3805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92" calcext:value-type="float">
            <text:p>609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6589" calcext:value-type="float">
            <text:p>76589</text:p>
          </table:table-cell>
          <table:table-cell office:value-type="float" office:value="62080" calcext:value-type="float">
            <text:p>62080</text:p>
          </table:table-cell>
          <table:table-cell office:value-type="float" office:value="61621" calcext:value-type="float">
            <text:p>61621</text:p>
          </table:table-cell>
          <table:table-cell office:value-type="float" office:value="8384" calcext:value-type="float">
            <text:p>8384</text:p>
          </table:table-cell>
          <table:table-cell office:value-type="float" office:value="8139" calcext:value-type="float">
            <text:p>8139</text:p>
          </table:table-cell>
          <table:table-cell office:value-type="float" office:value="101120" calcext:value-type="float">
            <text:p>101120</text:p>
          </table:table-cell>
          <table:table-cell office:value-type="float" office:value="19904" calcext:value-type="float">
            <text:p>1990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295" calcext:value-type="float">
            <text:p>295</text:p>
          </table:table-cell>
          <table:table-cell office:value-type="float" office:value="14150" calcext:value-type="float">
            <text:p>14150</text:p>
          </table:table-cell>
          <table:table-cell office:value-type="float" office:value="4659" calcext:value-type="float">
            <text:p>4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7-19T20:52:10" calcext:value-type="date">
            <text:p>2022-07-19 20:52:10</text:p>
          </table:table-cell>
          <table:table-cell office:value-type="float" office:value="60089300" calcext:value-type="float">
            <text:p>60089300</text:p>
          </table:table-cell>
          <table:table-cell office:value-type="float" office:value="14106200" calcext:value-type="float">
            <text:p>1410620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14148" calcext:value-type="float">
            <text:p>5414148</text:p>
          </table:table-cell>
          <table:table-cell office:value-type="float" office:value="256936" calcext:value-type="float">
            <text:p>256936</text:p>
          </table:table-cell>
          <table:table-cell office:value-type="float" office:value="9338168" calcext:value-type="float">
            <text:p>9338168</text:p>
          </table:table-cell>
          <table:table-cell office:value-type="float" office:value="1485840" calcext:value-type="float">
            <text:p>1485840</text:p>
          </table:table-cell>
          <table:table-cell office:value-type="float" office:value="1454916" calcext:value-type="float">
            <text:p>1454916</text:p>
          </table:table-cell>
          <table:table-cell office:value-type="float" office:value="30924" calcext:value-type="float">
            <text:p>30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7" calcext:value-type="float">
            <text:p>6807</text:p>
          </table:table-cell>
          <table:table-cell office:value-type="float" office:value="38853" calcext:value-type="float">
            <text:p>388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448" calcext:value-type="float">
            <text:p>944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2351" calcext:value-type="float">
            <text:p>3223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59" calcext:value-type="float">
            <text:p>65659</text:p>
          </table:table-cell>
          <table:table-cell office:value-type="float" office:value="8896" calcext:value-type="float">
            <text:p>8896</text:p>
          </table:table-cell>
          <table:table-cell office:value-type="float" office:value="8623" calcext:value-type="float">
            <text:p>8623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6" calcext:value-type="float">
            <text:p>15016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11" calcext:value-type="date">
            <text:p>2022-07-19 20:52:11</text:p>
          </table:table-cell>
          <table:table-cell office:value-type="float" office:value="60096368" calcext:value-type="float">
            <text:p>60096368</text:p>
          </table:table-cell>
          <table:table-cell office:value-type="float" office:value="14106200" calcext:value-type="float">
            <text:p>1410620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05048" calcext:value-type="float">
            <text:p>5405048</text:p>
          </table:table-cell>
          <table:table-cell office:value-type="float" office:value="256884" calcext:value-type="float">
            <text:p>256884</text:p>
          </table:table-cell>
          <table:table-cell office:value-type="float" office:value="9338168" calcext:value-type="float">
            <text:p>9338168</text:p>
          </table:table-cell>
          <table:table-cell office:value-type="float" office:value="1476752" calcext:value-type="float">
            <text:p>1476752</text:p>
          </table:table-cell>
          <table:table-cell office:value-type="float" office:value="1445828" calcext:value-type="float">
            <text:p>1445828</text:p>
          </table:table-cell>
          <table:table-cell office:value-type="float" office:value="30924" calcext:value-type="float">
            <text:p>30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9" calcext:value-type="float">
            <text:p>6809</text:p>
          </table:table-cell>
          <table:table-cell office:value-type="float" office:value="38851" calcext:value-type="float">
            <text:p>38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2351" calcext:value-type="float">
            <text:p>3223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0" calcext:value-type="float">
            <text:p>65660</text:p>
          </table:table-cell>
          <table:table-cell office:value-type="float" office:value="8896" calcext:value-type="float">
            <text:p>8896</text:p>
          </table:table-cell>
          <table:table-cell office:value-type="float" office:value="8623" calcext:value-type="float">
            <text:p>8623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12" calcext:value-type="date">
            <text:p>2022-07-19 20:52:12</text:p>
          </table:table-cell>
          <table:table-cell office:value-type="float" office:value="60096368" calcext:value-type="float">
            <text:p>60096368</text:p>
          </table:table-cell>
          <table:table-cell office:value-type="float" office:value="14104452" calcext:value-type="float">
            <text:p>1410445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8" calcext:value-type="float">
            <text:p>14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03720" calcext:value-type="float">
            <text:p>5403720</text:p>
          </table:table-cell>
          <table:table-cell office:value-type="float" office:value="256812" calcext:value-type="float">
            <text:p>256812</text:p>
          </table:table-cell>
          <table:table-cell office:value-type="float" office:value="9338168" calcext:value-type="float">
            <text:p>9338168</text:p>
          </table:table-cell>
          <table:table-cell office:value-type="float" office:value="1476752" calcext:value-type="float">
            <text:p>1476752</text:p>
          </table:table-cell>
          <table:table-cell office:value-type="float" office:value="1445828" calcext:value-type="float">
            <text:p>1445828</text:p>
          </table:table-cell>
          <table:table-cell office:value-type="float" office:value="30924" calcext:value-type="float">
            <text:p>30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9" calcext:value-type="float">
            <text:p>6809</text:p>
          </table:table-cell>
          <table:table-cell office:value-type="float" office:value="38851" calcext:value-type="float">
            <text:p>38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2351" calcext:value-type="float">
            <text:p>3223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0" calcext:value-type="float">
            <text:p>65660</text:p>
          </table:table-cell>
          <table:table-cell office:value-type="float" office:value="8896" calcext:value-type="float">
            <text:p>8896</text:p>
          </table:table-cell>
          <table:table-cell office:value-type="float" office:value="8623" calcext:value-type="float">
            <text:p>8623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13" calcext:value-type="date">
            <text:p>2022-07-19 20:52:13</text:p>
          </table:table-cell>
          <table:table-cell office:value-type="float" office:value="60096156" calcext:value-type="float">
            <text:p>60096156</text:p>
          </table:table-cell>
          <table:table-cell office:value-type="float" office:value="14104436" calcext:value-type="float">
            <text:p>1410443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17" calcext:value-type="float">
            <text:p>14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03224" calcext:value-type="float">
            <text:p>5403224</text:p>
          </table:table-cell>
          <table:table-cell office:value-type="float" office:value="256796" calcext:value-type="float">
            <text:p>256796</text:p>
          </table:table-cell>
          <table:table-cell office:value-type="float" office:value="9338168" calcext:value-type="float">
            <text:p>9338168</text:p>
          </table:table-cell>
          <table:table-cell office:value-type="float" office:value="1476496" calcext:value-type="float">
            <text:p>1476496</text:p>
          </table:table-cell>
          <table:table-cell office:value-type="float" office:value="1445572" calcext:value-type="float">
            <text:p>1445572</text:p>
          </table:table-cell>
          <table:table-cell office:value-type="float" office:value="30924" calcext:value-type="float">
            <text:p>30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8" calcext:value-type="float">
            <text:p>6808</text:p>
          </table:table-cell>
          <table:table-cell office:value-type="float" office:value="38852" calcext:value-type="float">
            <text:p>3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2851" calcext:value-type="float">
            <text:p>3228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0" calcext:value-type="float">
            <text:p>65660</text:p>
          </table:table-cell>
          <table:table-cell office:value-type="float" office:value="8896" calcext:value-type="float">
            <text:p>8896</text:p>
          </table:table-cell>
          <table:table-cell office:value-type="float" office:value="8623" calcext:value-type="float">
            <text:p>8623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14" calcext:value-type="date">
            <text:p>2022-07-19 20:52:14</text:p>
          </table:table-cell>
          <table:table-cell office:value-type="float" office:value="60104708" calcext:value-type="float">
            <text:p>60104708</text:p>
          </table:table-cell>
          <table:table-cell office:value-type="float" office:value="14063708" calcext:value-type="float">
            <text:p>1406370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87308" calcext:value-type="float">
            <text:p>5387308</text:p>
          </table:table-cell>
          <table:table-cell office:value-type="float" office:value="256344" calcext:value-type="float">
            <text:p>256344</text:p>
          </table:table-cell>
          <table:table-cell office:value-type="float" office:value="9338168" calcext:value-type="float">
            <text:p>9338168</text:p>
          </table:table-cell>
          <table:table-cell office:value-type="float" office:value="1476496" calcext:value-type="float">
            <text:p>1476496</text:p>
          </table:table-cell>
          <table:table-cell office:value-type="float" office:value="1445572" calcext:value-type="float">
            <text:p>1445572</text:p>
          </table:table-cell>
          <table:table-cell office:value-type="float" office:value="30924" calcext:value-type="float">
            <text:p>30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8" calcext:value-type="float">
            <text:p>6808</text:p>
          </table:table-cell>
          <table:table-cell office:value-type="float" office:value="38852" calcext:value-type="float">
            <text:p>3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2851" calcext:value-type="float">
            <text:p>3228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0" calcext:value-type="float">
            <text:p>65660</text:p>
          </table:table-cell>
          <table:table-cell office:value-type="float" office:value="8896" calcext:value-type="float">
            <text:p>8896</text:p>
          </table:table-cell>
          <table:table-cell office:value-type="float" office:value="8623" calcext:value-type="float">
            <text:p>8623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15" calcext:value-type="date">
            <text:p>2022-07-19 20:52:15</text:p>
          </table:table-cell>
          <table:table-cell office:value-type="float" office:value="60117424" calcext:value-type="float">
            <text:p>60117424</text:p>
          </table:table-cell>
          <table:table-cell office:value-type="float" office:value="14063660" calcext:value-type="float">
            <text:p>1406366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67224" calcext:value-type="float">
            <text:p>5367224</text:p>
          </table:table-cell>
          <table:table-cell office:value-type="float" office:value="256244" calcext:value-type="float">
            <text:p>256244</text:p>
          </table:table-cell>
          <table:table-cell office:value-type="float" office:value="9338168" calcext:value-type="float">
            <text:p>9338168</text:p>
          </table:table-cell>
          <table:table-cell office:value-type="float" office:value="1456612" calcext:value-type="float">
            <text:p>1456612</text:p>
          </table:table-cell>
          <table:table-cell office:value-type="float" office:value="1425688" calcext:value-type="float">
            <text:p>1425688</text:p>
          </table:table-cell>
          <table:table-cell office:value-type="float" office:value="30924" calcext:value-type="float">
            <text:p>30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4" calcext:value-type="float">
            <text:p>6804</text:p>
          </table:table-cell>
          <table:table-cell office:value-type="float" office:value="38856" calcext:value-type="float">
            <text:p>38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2851" calcext:value-type="float">
            <text:p>3228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0" calcext:value-type="float">
            <text:p>65660</text:p>
          </table:table-cell>
          <table:table-cell office:value-type="float" office:value="8896" calcext:value-type="float">
            <text:p>8896</text:p>
          </table:table-cell>
          <table:table-cell office:value-type="float" office:value="8623" calcext:value-type="float">
            <text:p>8623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16" calcext:value-type="date">
            <text:p>2022-07-19 20:52:16</text:p>
          </table:table-cell>
          <table:table-cell office:value-type="float" office:value="60117424" calcext:value-type="float">
            <text:p>60117424</text:p>
          </table:table-cell>
          <table:table-cell office:value-type="float" office:value="14063660" calcext:value-type="float">
            <text:p>1406366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407" calcext:value-type="float">
            <text:p>14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67264" calcext:value-type="float">
            <text:p>5367264</text:p>
          </table:table-cell>
          <table:table-cell office:value-type="float" office:value="256212" calcext:value-type="float">
            <text:p>256212</text:p>
          </table:table-cell>
          <table:table-cell office:value-type="float" office:value="9338168" calcext:value-type="float">
            <text:p>9338168</text:p>
          </table:table-cell>
          <table:table-cell office:value-type="float" office:value="1456612" calcext:value-type="float">
            <text:p>1456612</text:p>
          </table:table-cell>
          <table:table-cell office:value-type="float" office:value="1425688" calcext:value-type="float">
            <text:p>1425688</text:p>
          </table:table-cell>
          <table:table-cell office:value-type="float" office:value="30924" calcext:value-type="float">
            <text:p>30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4" calcext:value-type="float">
            <text:p>6804</text:p>
          </table:table-cell>
          <table:table-cell office:value-type="float" office:value="38856" calcext:value-type="float">
            <text:p>38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2851" calcext:value-type="float">
            <text:p>3228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0" calcext:value-type="float">
            <text:p>65660</text:p>
          </table:table-cell>
          <table:table-cell office:value-type="float" office:value="8896" calcext:value-type="float">
            <text:p>8896</text:p>
          </table:table-cell>
          <table:table-cell office:value-type="float" office:value="8623" calcext:value-type="float">
            <text:p>8623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17" calcext:value-type="date">
            <text:p>2022-07-19 20:52:17</text:p>
          </table:table-cell>
          <table:table-cell office:value-type="float" office:value="60117424" calcext:value-type="float">
            <text:p>60117424</text:p>
          </table:table-cell>
          <table:table-cell office:value-type="float" office:value="14063660" calcext:value-type="float">
            <text:p>1406366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407" calcext:value-type="float">
            <text:p>14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67412" calcext:value-type="float">
            <text:p>5367412</text:p>
          </table:table-cell>
          <table:table-cell office:value-type="float" office:value="256204" calcext:value-type="float">
            <text:p>256204</text:p>
          </table:table-cell>
          <table:table-cell office:value-type="float" office:value="9338168" calcext:value-type="float">
            <text:p>9338168</text:p>
          </table:table-cell>
          <table:table-cell office:value-type="float" office:value="1456612" calcext:value-type="float">
            <text:p>1456612</text:p>
          </table:table-cell>
          <table:table-cell office:value-type="float" office:value="1425688" calcext:value-type="float">
            <text:p>1425688</text:p>
          </table:table-cell>
          <table:table-cell office:value-type="float" office:value="30924" calcext:value-type="float">
            <text:p>30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4" calcext:value-type="float">
            <text:p>6804</text:p>
          </table:table-cell>
          <table:table-cell office:value-type="float" office:value="38856" calcext:value-type="float">
            <text:p>38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2851" calcext:value-type="float">
            <text:p>3228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0" calcext:value-type="float">
            <text:p>65660</text:p>
          </table:table-cell>
          <table:table-cell office:value-type="float" office:value="8896" calcext:value-type="float">
            <text:p>8896</text:p>
          </table:table-cell>
          <table:table-cell office:value-type="float" office:value="8623" calcext:value-type="float">
            <text:p>8623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6" calcext:value-type="float">
            <text:p>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18" calcext:value-type="date">
            <text:p>2022-07-19 20:52:18</text:p>
          </table:table-cell>
          <table:table-cell office:value-type="float" office:value="60115912" calcext:value-type="float">
            <text:p>60115912</text:p>
          </table:table-cell>
          <table:table-cell office:value-type="float" office:value="14069940" calcext:value-type="float">
            <text:p>1406994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407" calcext:value-type="float">
            <text:p>14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70676" calcext:value-type="float">
            <text:p>5370676</text:p>
          </table:table-cell>
          <table:table-cell office:value-type="float" office:value="256232" calcext:value-type="float">
            <text:p>256232</text:p>
          </table:table-cell>
          <table:table-cell office:value-type="float" office:value="9338168" calcext:value-type="float">
            <text:p>9338168</text:p>
          </table:table-cell>
          <table:table-cell office:value-type="float" office:value="1456836" calcext:value-type="float">
            <text:p>1456836</text:p>
          </table:table-cell>
          <table:table-cell office:value-type="float" office:value="1425928" calcext:value-type="float">
            <text:p>1425928</text:p>
          </table:table-cell>
          <table:table-cell office:value-type="float" office:value="30908" calcext:value-type="float">
            <text:p>3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float" office:value="38959" calcext:value-type="float">
            <text:p>38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3351" calcext:value-type="float">
            <text:p>3233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5" calcext:value-type="float">
            <text:p>65665</text:p>
          </table:table-cell>
          <table:table-cell office:value-type="float" office:value="8896" calcext:value-type="float">
            <text:p>8896</text:p>
          </table:table-cell>
          <table:table-cell office:value-type="float" office:value="8624" calcext:value-type="float">
            <text:p>8624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8" calcext:value-type="float">
            <text:p>15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19" calcext:value-type="date">
            <text:p>2022-07-19 20:52:19</text:p>
          </table:table-cell>
          <table:table-cell office:value-type="float" office:value="60116080" calcext:value-type="float">
            <text:p>60116080</text:p>
          </table:table-cell>
          <table:table-cell office:value-type="float" office:value="14069940" calcext:value-type="float">
            <text:p>1406994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407" calcext:value-type="float">
            <text:p>14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71084" calcext:value-type="float">
            <text:p>5371084</text:p>
          </table:table-cell>
          <table:table-cell office:value-type="float" office:value="256240" calcext:value-type="float">
            <text:p>256240</text:p>
          </table:table-cell>
          <table:table-cell office:value-type="float" office:value="9338168" calcext:value-type="float">
            <text:p>9338168</text:p>
          </table:table-cell>
          <table:table-cell office:value-type="float" office:value="1456836" calcext:value-type="float">
            <text:p>1456836</text:p>
          </table:table-cell>
          <table:table-cell office:value-type="float" office:value="1425928" calcext:value-type="float">
            <text:p>1425928</text:p>
          </table:table-cell>
          <table:table-cell office:value-type="float" office:value="30908" calcext:value-type="float">
            <text:p>3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float" office:value="38959" calcext:value-type="float">
            <text:p>38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3351" calcext:value-type="float">
            <text:p>3233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5" calcext:value-type="float">
            <text:p>65665</text:p>
          </table:table-cell>
          <table:table-cell office:value-type="float" office:value="8896" calcext:value-type="float">
            <text:p>8896</text:p>
          </table:table-cell>
          <table:table-cell office:value-type="float" office:value="8624" calcext:value-type="float">
            <text:p>8624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8" calcext:value-type="float">
            <text:p>15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20" calcext:value-type="date">
            <text:p>2022-07-19 20:52:20</text:p>
          </table:table-cell>
          <table:table-cell office:value-type="float" office:value="60178624" calcext:value-type="float">
            <text:p>60178624</text:p>
          </table:table-cell>
          <table:table-cell office:value-type="float" office:value="14066688" calcext:value-type="float">
            <text:p>1406668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297880" calcext:value-type="float">
            <text:p>5297880</text:p>
          </table:table-cell>
          <table:table-cell office:value-type="float" office:value="256112" calcext:value-type="float">
            <text:p>256112</text:p>
          </table:table-cell>
          <table:table-cell office:value-type="float" office:value="9337140" calcext:value-type="float">
            <text:p>9337140</text:p>
          </table:table-cell>
          <table:table-cell office:value-type="float" office:value="1386072" calcext:value-type="float">
            <text:p>1386072</text:p>
          </table:table-cell>
          <table:table-cell office:value-type="float" office:value="1355164" calcext:value-type="float">
            <text:p>1355164</text:p>
          </table:table-cell>
          <table:table-cell office:value-type="float" office:value="30908" calcext:value-type="float">
            <text:p>3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1" calcext:value-type="float">
            <text:p>6691</text:p>
          </table:table-cell>
          <table:table-cell office:value-type="float" office:value="38969" calcext:value-type="float">
            <text:p>38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3351" calcext:value-type="float">
            <text:p>3233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5" calcext:value-type="float">
            <text:p>65665</text:p>
          </table:table-cell>
          <table:table-cell office:value-type="float" office:value="8896" calcext:value-type="float">
            <text:p>8896</text:p>
          </table:table-cell>
          <table:table-cell office:value-type="float" office:value="8624" calcext:value-type="float">
            <text:p>8624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8" calcext:value-type="float">
            <text:p>15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21" calcext:value-type="date">
            <text:p>2022-07-19 20:52:21</text:p>
          </table:table-cell>
          <table:table-cell office:value-type="float" office:value="60178840" calcext:value-type="float">
            <text:p>60178840</text:p>
          </table:table-cell>
          <table:table-cell office:value-type="float" office:value="14062584" calcext:value-type="float">
            <text:p>1406258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297788" calcext:value-type="float">
            <text:p>5297788</text:p>
          </table:table-cell>
          <table:table-cell office:value-type="float" office:value="256096" calcext:value-type="float">
            <text:p>256096</text:p>
          </table:table-cell>
          <table:table-cell office:value-type="float" office:value="9337140" calcext:value-type="float">
            <text:p>9337140</text:p>
          </table:table-cell>
          <table:table-cell office:value-type="float" office:value="1386072" calcext:value-type="float">
            <text:p>1386072</text:p>
          </table:table-cell>
          <table:table-cell office:value-type="float" office:value="1355164" calcext:value-type="float">
            <text:p>1355164</text:p>
          </table:table-cell>
          <table:table-cell office:value-type="float" office:value="30908" calcext:value-type="float">
            <text:p>3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1" calcext:value-type="float">
            <text:p>6691</text:p>
          </table:table-cell>
          <table:table-cell office:value-type="float" office:value="38969" calcext:value-type="float">
            <text:p>38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3351" calcext:value-type="float">
            <text:p>3233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5" calcext:value-type="float">
            <text:p>65665</text:p>
          </table:table-cell>
          <table:table-cell office:value-type="float" office:value="8896" calcext:value-type="float">
            <text:p>8896</text:p>
          </table:table-cell>
          <table:table-cell office:value-type="float" office:value="8624" calcext:value-type="float">
            <text:p>8624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8" calcext:value-type="float">
            <text:p>15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22" calcext:value-type="date">
            <text:p>2022-07-19 20:52:22</text:p>
          </table:table-cell>
          <table:table-cell office:value-type="float" office:value="60178840" calcext:value-type="float">
            <text:p>60178840</text:p>
          </table:table-cell>
          <table:table-cell office:value-type="float" office:value="14062584" calcext:value-type="float">
            <text:p>1406258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297524" calcext:value-type="float">
            <text:p>5297524</text:p>
          </table:table-cell>
          <table:table-cell office:value-type="float" office:value="256096" calcext:value-type="float">
            <text:p>256096</text:p>
          </table:table-cell>
          <table:table-cell office:value-type="float" office:value="9337140" calcext:value-type="float">
            <text:p>9337140</text:p>
          </table:table-cell>
          <table:table-cell office:value-type="float" office:value="1386072" calcext:value-type="float">
            <text:p>1386072</text:p>
          </table:table-cell>
          <table:table-cell office:value-type="float" office:value="1355164" calcext:value-type="float">
            <text:p>1355164</text:p>
          </table:table-cell>
          <table:table-cell office:value-type="float" office:value="30908" calcext:value-type="float">
            <text:p>3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1" calcext:value-type="float">
            <text:p>6691</text:p>
          </table:table-cell>
          <table:table-cell office:value-type="float" office:value="38969" calcext:value-type="float">
            <text:p>38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3351" calcext:value-type="float">
            <text:p>3233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5" calcext:value-type="float">
            <text:p>65665</text:p>
          </table:table-cell>
          <table:table-cell office:value-type="float" office:value="8896" calcext:value-type="float">
            <text:p>8896</text:p>
          </table:table-cell>
          <table:table-cell office:value-type="float" office:value="8624" calcext:value-type="float">
            <text:p>8624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8" calcext:value-type="float">
            <text:p>15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23" calcext:value-type="date">
            <text:p>2022-07-19 20:52:23</text:p>
          </table:table-cell>
          <table:table-cell office:value-type="float" office:value="60178852" calcext:value-type="float">
            <text:p>60178852</text:p>
          </table:table-cell>
          <table:table-cell office:value-type="float" office:value="14062584" calcext:value-type="float">
            <text:p>1406258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297016" calcext:value-type="float">
            <text:p>5297016</text:p>
          </table:table-cell>
          <table:table-cell office:value-type="float" office:value="256100" calcext:value-type="float">
            <text:p>256100</text:p>
          </table:table-cell>
          <table:table-cell office:value-type="float" office:value="9337140" calcext:value-type="float">
            <text:p>9337140</text:p>
          </table:table-cell>
          <table:table-cell office:value-type="float" office:value="1386072" calcext:value-type="float">
            <text:p>1386072</text:p>
          </table:table-cell>
          <table:table-cell office:value-type="float" office:value="1355164" calcext:value-type="float">
            <text:p>1355164</text:p>
          </table:table-cell>
          <table:table-cell office:value-type="float" office:value="30908" calcext:value-type="float">
            <text:p>3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1" calcext:value-type="float">
            <text:p>6691</text:p>
          </table:table-cell>
          <table:table-cell office:value-type="float" office:value="38969" calcext:value-type="float">
            <text:p>38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3351" calcext:value-type="float">
            <text:p>3233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5" calcext:value-type="float">
            <text:p>65665</text:p>
          </table:table-cell>
          <table:table-cell office:value-type="float" office:value="8896" calcext:value-type="float">
            <text:p>8896</text:p>
          </table:table-cell>
          <table:table-cell office:value-type="float" office:value="8624" calcext:value-type="float">
            <text:p>8624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8" calcext:value-type="float">
            <text:p>15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24" calcext:value-type="date">
            <text:p>2022-07-19 20:52:24</text:p>
          </table:table-cell>
          <table:table-cell office:value-type="float" office:value="60176080" calcext:value-type="float">
            <text:p>60176080</text:p>
          </table:table-cell>
          <table:table-cell office:value-type="float" office:value="14065664" calcext:value-type="float">
            <text:p>1406566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00356" calcext:value-type="float">
            <text:p>5300356</text:p>
          </table:table-cell>
          <table:table-cell office:value-type="float" office:value="256176" calcext:value-type="float">
            <text:p>256176</text:p>
          </table:table-cell>
          <table:table-cell office:value-type="float" office:value="9337140" calcext:value-type="float">
            <text:p>9337140</text:p>
          </table:table-cell>
          <table:table-cell office:value-type="float" office:value="1386072" calcext:value-type="float">
            <text:p>1386072</text:p>
          </table:table-cell>
          <table:table-cell office:value-type="float" office:value="1355164" calcext:value-type="float">
            <text:p>1355164</text:p>
          </table:table-cell>
          <table:table-cell office:value-type="float" office:value="30908" calcext:value-type="float">
            <text:p>3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1" calcext:value-type="float">
            <text:p>6691</text:p>
          </table:table-cell>
          <table:table-cell office:value-type="float" office:value="38969" calcext:value-type="float">
            <text:p>38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3351" calcext:value-type="float">
            <text:p>3233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5" calcext:value-type="float">
            <text:p>65665</text:p>
          </table:table-cell>
          <table:table-cell office:value-type="float" office:value="8896" calcext:value-type="float">
            <text:p>8896</text:p>
          </table:table-cell>
          <table:table-cell office:value-type="float" office:value="8624" calcext:value-type="float">
            <text:p>8624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8" calcext:value-type="float">
            <text:p>15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20:52:25" calcext:value-type="date">
            <text:p>2022-07-19 20:52:25</text:p>
          </table:table-cell>
          <table:table-cell office:value-type="float" office:value="60222708" calcext:value-type="float">
            <text:p>60222708</text:p>
          </table:table-cell>
          <table:table-cell office:value-type="float" office:value="14063648" calcext:value-type="float">
            <text:p>1406364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246620" calcext:value-type="float">
            <text:p>5246620</text:p>
          </table:table-cell>
          <table:table-cell office:value-type="float" office:value="256120" calcext:value-type="float">
            <text:p>256120</text:p>
          </table:table-cell>
          <table:table-cell office:value-type="float" office:value="9335084" calcext:value-type="float">
            <text:p>9335084</text:p>
          </table:table-cell>
          <table:table-cell office:value-type="float" office:value="1332536" calcext:value-type="float">
            <text:p>1332536</text:p>
          </table:table-cell>
          <table:table-cell office:value-type="float" office:value="1301628" calcext:value-type="float">
            <text:p>1301628</text:p>
          </table:table-cell>
          <table:table-cell office:value-type="float" office:value="30908" calcext:value-type="float">
            <text:p>3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1" calcext:value-type="float">
            <text:p>6681</text:p>
          </table:table-cell>
          <table:table-cell office:value-type="float" office:value="38979" calcext:value-type="float">
            <text:p>3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3351" calcext:value-type="float">
            <text:p>323351</text:p>
          </table:table-cell>
          <table:table-cell office:value-type="float" office:value="66240" calcext:value-type="float">
            <text:p>66240</text:p>
          </table:table-cell>
          <table:table-cell office:value-type="float" office:value="65665" calcext:value-type="float">
            <text:p>65665</text:p>
          </table:table-cell>
          <table:table-cell office:value-type="float" office:value="8896" calcext:value-type="float">
            <text:p>8896</text:p>
          </table:table-cell>
          <table:table-cell office:value-type="float" office:value="8624" calcext:value-type="float">
            <text:p>8624</text:p>
          </table:table-cell>
          <table:table-cell office:value-type="float" office:value="101120" calcext:value-type="float">
            <text:p>101120</text:p>
          </table:table-cell>
          <table:table-cell office:value-type="float" office:value="22272" calcext:value-type="float">
            <text:p>2227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15018" calcext:value-type="float">
            <text:p>15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2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Sheet3" table:style-name="ta1">
        <table:shapes>
          <draw:frame draw:z-index="0" draw:style-name="gr1" draw:text-style-name="P1" svg:width="11.3323in" svg:height="6.3791in" svg:x="3.3929in" svg:y="0.4181in">
            <draw:object draw:notify-on-update-of-ranges="Sheet3.A1:Sheet3.A1 Sheet3.A2:Sheet3.A23 Sheet3.B1:Sheet3.B1 Sheet3.B2:Sheet3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libc rss</text:p>
          </table:table-cell>
          <table:table-cell office:value-type="string" calcext:value-type="string">
            <text:p>jemalloc rss</text:p>
          </table:table-cell>
        </table:table-row>
        <table:table-row table:style-name="ro1">
          <table:table-cell table:formula="of:=[$glibc.W2]" office:value-type="float" office:value="1085956" calcext:value-type="float">
            <text:p>1085956</text:p>
          </table:table-cell>
          <table:table-cell table:formula="of:=[$jemalloc.V2]" office:value-type="float" office:value="1112284" calcext:value-type="float">
            <text:p>1112284</text:p>
          </table:table-cell>
        </table:table-row>
        <table:table-row table:style-name="ro1">
          <table:table-cell table:formula="of:=[$glibc.W3]" office:value-type="float" office:value="1259952" calcext:value-type="float">
            <text:p>1259952</text:p>
          </table:table-cell>
          <table:table-cell table:formula="of:=[$jemalloc.V3]" office:value-type="float" office:value="1332448" calcext:value-type="float">
            <text:p>1332448</text:p>
          </table:table-cell>
        </table:table-row>
        <table:table-row table:style-name="ro1">
          <table:table-cell table:formula="of:=[$glibc.W4]" office:value-type="float" office:value="1351352" calcext:value-type="float">
            <text:p>1351352</text:p>
          </table:table-cell>
          <table:table-cell table:formula="of:=[$jemalloc.V4]" office:value-type="float" office:value="1414520" calcext:value-type="float">
            <text:p>1414520</text:p>
          </table:table-cell>
        </table:table-row>
        <table:table-row table:style-name="ro1">
          <table:table-cell table:formula="of:=[$glibc.W5]" office:value-type="float" office:value="1401212" calcext:value-type="float">
            <text:p>1401212</text:p>
          </table:table-cell>
          <table:table-cell table:formula="of:=[$jemalloc.V5]" office:value-type="float" office:value="1445572" calcext:value-type="float">
            <text:p>1445572</text:p>
          </table:table-cell>
        </table:table-row>
        <table:table-row table:style-name="ro1">
          <table:table-cell table:formula="of:=[$glibc.W6]" office:value-type="float" office:value="1409552" calcext:value-type="float">
            <text:p>1409552</text:p>
          </table:table-cell>
          <table:table-cell table:formula="of:=[$jemalloc.V6]" office:value-type="float" office:value="1485840" calcext:value-type="float">
            <text:p>1485840</text:p>
          </table:table-cell>
        </table:table-row>
        <table:table-row table:style-name="ro1">
          <table:table-cell table:formula="of:=[$glibc.W7]" office:value-type="float" office:value="1402632" calcext:value-type="float">
            <text:p>1402632</text:p>
          </table:table-cell>
          <table:table-cell table:formula="of:=[$jemalloc.V7]" office:value-type="float" office:value="1476752" calcext:value-type="float">
            <text:p>1476752</text:p>
          </table:table-cell>
        </table:table-row>
        <table:table-row table:style-name="ro1">
          <table:table-cell table:formula="of:=[$glibc.W8]" office:value-type="float" office:value="1402632" calcext:value-type="float">
            <text:p>1402632</text:p>
          </table:table-cell>
          <table:table-cell table:formula="of:=[$jemalloc.V8]" office:value-type="float" office:value="1476752" calcext:value-type="float">
            <text:p>1476752</text:p>
          </table:table-cell>
        </table:table-row>
        <table:table-row table:style-name="ro1">
          <table:table-cell table:formula="of:=[$glibc.W9]" office:value-type="float" office:value="1402644" calcext:value-type="float">
            <text:p>1402644</text:p>
          </table:table-cell>
          <table:table-cell table:formula="of:=[$jemalloc.V9]" office:value-type="float" office:value="1476496" calcext:value-type="float">
            <text:p>1476496</text:p>
          </table:table-cell>
        </table:table-row>
        <table:table-row table:style-name="ro1">
          <table:table-cell table:formula="of:=[$glibc.W10]" office:value-type="float" office:value="1402644" calcext:value-type="float">
            <text:p>1402644</text:p>
          </table:table-cell>
          <table:table-cell table:formula="of:=[$jemalloc.V10]" office:value-type="float" office:value="1476496" calcext:value-type="float">
            <text:p>1476496</text:p>
          </table:table-cell>
        </table:table-row>
        <table:table-row table:style-name="ro1">
          <table:table-cell table:formula="of:=[$glibc.W11]" office:value-type="float" office:value="1402740" calcext:value-type="float">
            <text:p>1402740</text:p>
          </table:table-cell>
          <table:table-cell table:formula="of:=[$jemalloc.V11]" office:value-type="float" office:value="1456612" calcext:value-type="float">
            <text:p>1456612</text:p>
          </table:table-cell>
        </table:table-row>
        <table:table-row table:style-name="ro1">
          <table:table-cell table:formula="of:=[$glibc.W12]" office:value-type="float" office:value="1402740" calcext:value-type="float">
            <text:p>1402740</text:p>
          </table:table-cell>
          <table:table-cell table:formula="of:=[$jemalloc.V12]" office:value-type="float" office:value="1456612" calcext:value-type="float">
            <text:p>1456612</text:p>
          </table:table-cell>
        </table:table-row>
        <table:table-row table:style-name="ro1">
          <table:table-cell table:formula="of:=[$glibc.W13]" office:value-type="float" office:value="1402740" calcext:value-type="float">
            <text:p>1402740</text:p>
          </table:table-cell>
          <table:table-cell table:formula="of:=[$jemalloc.V13]" office:value-type="float" office:value="1456612" calcext:value-type="float">
            <text:p>1456612</text:p>
          </table:table-cell>
        </table:table-row>
        <table:table-row table:style-name="ro1">
          <table:table-cell table:formula="of:=[$glibc.W14]" office:value-type="float" office:value="1402932" calcext:value-type="float">
            <text:p>1402932</text:p>
          </table:table-cell>
          <table:table-cell table:formula="of:=[$jemalloc.V14]" office:value-type="float" office:value="1456836" calcext:value-type="float">
            <text:p>1456836</text:p>
          </table:table-cell>
        </table:table-row>
        <table:table-row table:style-name="ro1">
          <table:table-cell table:formula="of:=[$glibc.W15]" office:value-type="float" office:value="1402932" calcext:value-type="float">
            <text:p>1402932</text:p>
          </table:table-cell>
          <table:table-cell table:formula="of:=[$jemalloc.V15]" office:value-type="float" office:value="1456836" calcext:value-type="float">
            <text:p>1456836</text:p>
          </table:table-cell>
        </table:table-row>
        <table:table-row table:style-name="ro1">
          <table:table-cell table:formula="of:=[$glibc.W16]" office:value-type="float" office:value="1402932" calcext:value-type="float">
            <text:p>1402932</text:p>
          </table:table-cell>
          <table:table-cell table:formula="of:=[$jemalloc.V16]" office:value-type="float" office:value="1386072" calcext:value-type="float">
            <text:p>1386072</text:p>
          </table:table-cell>
        </table:table-row>
        <table:table-row table:style-name="ro1">
          <table:table-cell table:formula="of:=[$glibc.W17]" office:value-type="float" office:value="1402932" calcext:value-type="float">
            <text:p>1402932</text:p>
          </table:table-cell>
          <table:table-cell table:formula="of:=[$jemalloc.V17]" office:value-type="float" office:value="1386072" calcext:value-type="float">
            <text:p>1386072</text:p>
          </table:table-cell>
        </table:table-row>
        <table:table-row table:style-name="ro1">
          <table:table-cell table:formula="of:=[$glibc.W18]" office:value-type="float" office:value="1402932" calcext:value-type="float">
            <text:p>1402932</text:p>
          </table:table-cell>
          <table:table-cell table:formula="of:=[$jemalloc.V18]" office:value-type="float" office:value="1386072" calcext:value-type="float">
            <text:p>1386072</text:p>
          </table:table-cell>
        </table:table-row>
        <table:table-row table:style-name="ro1">
          <table:table-cell table:formula="of:=[$glibc.W19]" office:value-type="float" office:value="1402992" calcext:value-type="float">
            <text:p>1402992</text:p>
          </table:table-cell>
          <table:table-cell table:formula="of:=[$jemalloc.V19]" office:value-type="float" office:value="1386072" calcext:value-type="float">
            <text:p>1386072</text:p>
          </table:table-cell>
        </table:table-row>
        <table:table-row table:style-name="ro1">
          <table:table-cell table:formula="of:=[$glibc.W20]" office:value-type="float" office:value="1402992" calcext:value-type="float">
            <text:p>1402992</text:p>
          </table:table-cell>
          <table:table-cell table:formula="of:=[$jemalloc.V20]" office:value-type="float" office:value="1386072" calcext:value-type="float">
            <text:p>1386072</text:p>
          </table:table-cell>
        </table:table-row>
        <table:table-row table:style-name="ro1">
          <table:table-cell table:formula="of:=[$glibc.W21]" office:value-type="float" office:value="1402992" calcext:value-type="float">
            <text:p>1402992</text:p>
          </table:table-cell>
          <table:table-cell table:formula="of:=[$jemalloc.V21]" office:value-type="float" office:value="1332536" calcext:value-type="float">
            <text:p>13325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20:54:55.849379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6:45:13.255539988</meta:creation-date>
    <dc:date>2022-07-19T20:56:48.334041321</dc:date>
    <meta:editing-duration>PT5M21S</meta:editing-duration>
    <meta:editing-cycles>2</meta:editing-cycles>
    <meta:generator>LibreOffice/6.4.7.2$Linux_X86_64 LibreOffice_project/40$Build-2</meta:generator>
    <meta:document-statistic meta:table-count="3" meta:cell-count="203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785cm" svg:height="16.204cm" xlink:href=".." xlink:type="simple" chart:class="chart:line" chart:style-name="ch1">
        <chart:legend chart:legend-position="end" svg:x="25.589cm" svg:y="7.554cm" style:legend-expansion="high" chart:style-name="ch2"/>
        <chart:plot-area chart:style-name="ch3" table:cell-range-address="Sheet3.A1:Sheet3.B23" chart:data-source-has-labels="row" svg:x="0.575cm" svg:y="0.324cm" svg:width="24.439cm" svg:height="15.556cm">
          <chartooo:coordinate-region svg:x="1.937cm" svg:y="0.524cm" svg:width="22.705cm" svg:height="14.7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2:Sheet3.A23" chart:label-cell-address="Sheet3.A1:Sheet3.A1" chart:class="chart:line">
            <chart:data-point chart:repeated="22"/>
          </chart:series>
          <chart:series chart:style-name="ch7" chart:values-cell-range-address="Sheet3.B2:Sheet3.B23" chart:label-cell-address="Sheet3.B1:Sheet3.B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ibc rss</text:p>
                <draw:g>
                  <svg:desc>Sheet3.A1:Sheet3.A1</svg:desc>
                </draw:g>
              </table:table-cell>
              <table:table-cell office:value-type="string">
                <text:p>jemalloc rss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5956">
                <text:p>1085956</text:p>
                <draw:g>
                  <svg:desc>Sheet3.A2:Sheet3.A23</svg:desc>
                </draw:g>
              </table:table-cell>
              <table:table-cell office:value-type="float" office:value="1112284">
                <text:p>1112284</text:p>
                <draw:g>
                  <svg:desc>Sheet3.B2:Sheet3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9952">
                <text:p>1259952</text:p>
              </table:table-cell>
              <table:table-cell office:value-type="float" office:value="1332448">
                <text:p>1332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1352">
                <text:p>1351352</text:p>
              </table:table-cell>
              <table:table-cell office:value-type="float" office:value="1414520">
                <text:p>14145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1212">
                <text:p>1401212</text:p>
              </table:table-cell>
              <table:table-cell office:value-type="float" office:value="1445572">
                <text:p>1445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9552">
                <text:p>1409552</text:p>
              </table:table-cell>
              <table:table-cell office:value-type="float" office:value="1485840">
                <text:p>14858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2632">
                <text:p>1402632</text:p>
              </table:table-cell>
              <table:table-cell office:value-type="float" office:value="1476752">
                <text:p>1476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2632">
                <text:p>1402632</text:p>
              </table:table-cell>
              <table:table-cell office:value-type="float" office:value="1476752">
                <text:p>1476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2644">
                <text:p>1402644</text:p>
              </table:table-cell>
              <table:table-cell office:value-type="float" office:value="1476496">
                <text:p>1476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2644">
                <text:p>1402644</text:p>
              </table:table-cell>
              <table:table-cell office:value-type="float" office:value="1476496">
                <text:p>1476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2740">
                <text:p>1402740</text:p>
              </table:table-cell>
              <table:table-cell office:value-type="float" office:value="1456612">
                <text:p>14566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2740">
                <text:p>1402740</text:p>
              </table:table-cell>
              <table:table-cell office:value-type="float" office:value="1456612">
                <text:p>1456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2740">
                <text:p>1402740</text:p>
              </table:table-cell>
              <table:table-cell office:value-type="float" office:value="1456612">
                <text:p>1456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2932">
                <text:p>1402932</text:p>
              </table:table-cell>
              <table:table-cell office:value-type="float" office:value="1456836">
                <text:p>1456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2932">
                <text:p>1402932</text:p>
              </table:table-cell>
              <table:table-cell office:value-type="float" office:value="1456836">
                <text:p>1456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2932">
                <text:p>1402932</text:p>
              </table:table-cell>
              <table:table-cell office:value-type="float" office:value="1386072">
                <text:p>1386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2932">
                <text:p>1402932</text:p>
              </table:table-cell>
              <table:table-cell office:value-type="float" office:value="1386072">
                <text:p>1386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2932">
                <text:p>1402932</text:p>
              </table:table-cell>
              <table:table-cell office:value-type="float" office:value="1386072">
                <text:p>1386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2992">
                <text:p>1402992</text:p>
              </table:table-cell>
              <table:table-cell office:value-type="float" office:value="1386072">
                <text:p>1386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2992">
                <text:p>1402992</text:p>
              </table:table-cell>
              <table:table-cell office:value-type="float" office:value="1386072">
                <text:p>1386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2992">
                <text:p>1402992</text:p>
              </table:table-cell>
              <table:table-cell office:value-type="float" office:value="1332536">
                <text:p>1332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